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3.113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2.9437in"/>
    </style:style>
    <style:style style:name="co6" style:family="table-column">
      <style:table-column-properties fo:break-before="auto" style:column-width="4.432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7.4173in"/>
    </style:style>
    <style:style style:name="co10" style:family="table-column">
      <style:table-column-properties fo:break-before="auto" style:column-width="4.213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xiom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Rule1</text:p>
          </table:table-cell>
          <table:table-cell table:style-name="ce1" office:value-type="string">
            <text:p>Rule2</text:p>
          </table:table-cell>
          <table:table-cell table:style-name="ce1" office:value-type="string">
            <text:p>Rule3</text:p>
          </table:table-cell>
          <table:table-cell table:style-name="ce2" office:value-type="string">
            <text:p>Angl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Koch's curv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curve"&gt;Koch's curve&lt;/a&gt;</text:p>
          </table:table-cell>
          <table:table-cell office:value-type="string">
            <text:p>Original source of this list: https://fedimser.github.io/l-systems.html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's snowflake</text:p>
          </table:table-cell>
          <table:table-cell office:value-type="string">
            <text:p>F++F++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snowflake"&gt;Koch's snowflak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-F+F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+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Ice_fractal"&gt;Ice fractals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Dragon curve</text:p>
          </table:table-cell>
          <table:table-cell office:value-type="string">
            <text:p>FX</text:p>
          </table:table-cell>
          <table:table-cell office:value-type="string">
            <text:p>Rules:</text:p>
          </table:table-cell>
          <table:table-cell office:value-type="string">
            <text:p>X -&gt; X+YF+</text:p>
          </table:table-cell>
          <table:table-cell office:value-type="string">
            <text:p>Y -&gt; -FX-Y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Dragon_curve"&gt;Dragon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Gosper's curve</text:p>
          </table:table-cell>
          <table:table-cell office:value-type="string">
            <text:p>XF</text:p>
          </table:table-cell>
          <table:table-cell office:value-type="string">
            <text:p>Rules:</text:p>
          </table:table-cell>
          <table:table-cell office:value-type="string">
            <text:p>X -&gt; X+YF++YF-FX--FXFX-YF+</text:p>
          </table:table-cell>
          <table:table-cell office:value-type="string">
            <text:p>Y -&gt; -FX+YFYF++YF+FX--FX-Y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http://fractalworld.xaoc.ru/Gosper_curve"&gt;Gosper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urve</text:p>
          </table:table-cell>
          <table:table-cell office:value-type="string">
            <text:p>F+XF+F+XF</text:p>
          </table:table-cell>
          <table:table-cell office:value-type="string">
            <text:p>Rule:</text:p>
          </table:table-cell>
          <table:table-cell office:value-type="string">
            <text:p>X -&gt; XF-F+F-XF+F+XF-F+F-X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Gilbert's curve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-YF+XFX+FY-</text:p>
          </table:table-cell>
          <table:table-cell office:value-type="string">
            <text:p>Y -&gt; +XF-YFY-FX+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Hilbert_curve"&gt;Gilbert's curv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&lt;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-FF+FF+F+F-F-FF+F+F-F-FF-F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Quadratic Snowflak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YF</text:p>
          </table:table-cell>
          <table:table-cell office:value-type="string">
            <text:p>Rules:</text:p>
          </table:table-cell>
          <table:table-cell office:value-type="string">
            <text:p>X -&gt; YF+XF+Y</text:p>
          </table:table-cell>
          <table:table-cell office:value-type="string">
            <text:p>Y -&gt; XF-YF-X</text:p>
          </table:table-cell>
          <table:table-cell/>
          <table:table-cell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+F+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Y</text:p>
          </table:table-cell>
          <table:table-cell office:value-type="string">
            <text:p>Rules:</text:p>
          </table:table-cell>
          <table:table-cell office:value-type="string">
            <text:p>X -&gt; X[-FFF][+FFF]FX</text:p>
          </table:table-cell>
          <table:table-cell office:value-type="string">
            <text:p>Y -&gt; YFX[+Y][-Y]</text:p>
          </table:table-cell>
          <table:table-cell/>
          <table:table-cell office:value-type="string">
            <text:p>&amp;pi;/7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+[+F-F-F]-[-F+F+F]</text:p>
          </table:table-cell>
          <table:table-cell table:number-columns-repeated="2"/>
          <table:table-cell office:value-type="string">
            <text:p>&amp;pi;/8</text:p>
          </table:table-cell>
          <table:table-cell office:value-type="string">
            <text:p>P. Bourke &lt;a href="http://local.wasp.uwa.edu.au/%7Epbourke/fractals/lsys_bush_b/"&gt;L-System Bush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F][-FF]F[-F][+F]F</text:p>
          </table:table-cell>
          <table:table-cell table:number-columns-repeated="2"/>
          <table:table-cell office:value-type="string">
            <text:p>&amp;pi;/5 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F[+X]F[-X]+X</text:p>
          </table:table-cell>
          <table:table-cell/>
          <table:table-cell office:value-type="string">
            <text:p>&amp;pi;/9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-F-F-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MathWorld &lt;a href="http://mathworld.wolfram.com/BoxFractal.html"&gt;Box Fracta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Сорняк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]F[-F]F</text:p>
          </table:table-cell>
          <table:table-cell table:number-columns-repeated="2"/>
          <table:table-cell office:value-type="string">
            <text:p>&amp;pi;/7</text:p>
          </table:table-cell>
          <table:table-cell office:value-type="string">
            <text:p>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Rules:</text:p>
          </table:table-cell>
          <table:table-cell office:value-type="string">
            <text:p>F -&gt; FXF</text:p>
          </table:table-cell>
          <table:table-cell office:value-type="string">
            <text:p>X -&gt; [-F+F+F]+F-F-F+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triangle</text:p>
          </table:table-cell>
          <table:table-cell office:value-type="string">
            <text:p>FXF--FF--FF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--FXF++FXF++FXF--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./Sierpinski_triangle"&gt;Serpinski triangl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arpet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F[+FFF+FFF+FFF]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./Sierpinski_carpet"&gt;Serpinski carpet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Мозаика</text:p>
          </table:table-cell>
          <table:table-cell office:value-type="string">
            <text:p>F-F-F-F</text:p>
          </table:table-cell>
          <table:table-cell office:value-type="string">
            <text:p>Rules:</text:p>
          </table:table-cell>
          <table:table-cell office:value-type="string">
            <text:p>F -&gt; F-b+FF-F-FF-Fb-FF+b-FF+F+FF+Fb+FFF</text:p>
          </table:table-cell>
          <table:table-cell office:value-type="string">
            <text:p>b -&gt; bbb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<text:s/>Р. М. Кроновер, Фракталы и хаос динамических системах, стр. 36.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Levy curve</text:p>
          </table:table-cell>
          <table:table-cell office:value-type="string">
            <text:p>F++F++F++F</text:p>
          </table:table-cell>
          <table:table-cell office:value-type="string">
            <text:p>Rule:</text:p>
          </table:table-cell>
          <table:table-cell office:value-type="string">
            <text:p>F -&gt; -F++F-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&lt;a href="./Levy_curve"&gt;Кривая Леви&lt;/a&gt; &lt;a href="http://en.wikipedia.org/wiki/L%C3%A9vy_C_curve"&gt;L&amp;eacute;vy C curv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+F++F++F++F</text:p>
          </table:table-cell>
          <table:table-cell office:value-type="string">
            <text:p>Rule:</text:p>
          </table:table-cell>
          <table:table-cell office:value-type="string">
            <text:p>F -&gt; F++F++F+++++F-F++F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P. Bourke &lt;a href="http://local.wasp.uwa.edu.au/%7Epbourke/fractals/pentaplexity/"&gt;Pentaplexit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+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Terdragon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2">
          <table:table-cell office:value-type="string">
            <text:p>Serpinski Carpet </text:p>
          </table:table-cell>
          <table:table-cell office:value-type="string">
            <text:p>F</text:p>
          </table:table-cell>
          <table:table-cell office:value-type="string">
            <text:p>Rules: </text:p>
          </table:table-cell>
          <table:table-cell office:value-type="string">
            <text:p>F -&gt; F+F-F-F-b+F+F+F-F</text:p>
          </table:table-cell>
          <table:table-cell office:value-type="string">
            <text:p>b -&gt; 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William McWorter &lt;a href="http://www.nahee.com/spanky/pub/fractals/lsystems/mcworter.l"&gt;Sier&amp;pi;nski Carpet <text:s/>&lt;/a&gt; &lt;a href="./Sier&amp;pi;nski_carpet"&gt;Ковёр Серпинского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++F+F-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igre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-F++F-X-F--F+Y---F--F+Y+F++F-X+++F++F-X-F++F-X+++F--F+Y--</text:p>
          </table:table-cell>
          <table:table-cell office:value-type="string">
            <text:p>Y -&gt; +F++F-X-F--F+Y+F--F+Y---F--F+Y---F++F-X+++F++F-X+++F--F+Y</text:p>
          </table:table-cell>
          <table:table-cell office:value-type="float" office:value="30">
            <text:p>30</text:p>
          </table:table-cell>
          <table:table-cell office:value-type="string">
            <text:p>Gary Teachout &lt;a href="http://www.nahee.com/spanky/pub/fractals/lsystems/teachout.l"&gt;Hex-7-b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Y-FX+FY+FX+FY+FX+FY+FX-FY-FX-FY-FX-FY-FX+FY+FX</text:p>
          </table:table-cell>
          <table:table-cell office:value-type="string">
            <text:p>Y -&gt; FY</text:p>
          </table:table-cell>
          <table:table-cell office:value-type="float" office:value="45">
            <text:p>45</text:p>
          </table:table-cell>
          <table:table-cell office:value-type="string">
            <text:p>Gary Teachout &lt;a href="http://www.nahee.com/spanky/pub/fractals/lsystems/teachout.l"&gt;Peano-c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YXYXYX+?XYXYXYX+?XYXYXYX+?XYXYXY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-FY-</text:p>
          </table:table-cell>
          <table:table-cell office:value-type="string">
            <text:p>Y -&gt; +FX+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Border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--F--F--F--F--F</text:p>
          </table:table-cell>
          <table:table-cell office:value-type="string">
            <text:p>Rule:</text:p>
          </table:table-cell>
          <table:table-cell office:value-type="string">
            <text:p>F -&gt; -F[--F--F]++F--F+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drian Mariano &lt;a href="http://www.nahee.com/spanky/pub/fractals/lsystems/mcworter.l"&gt;Doil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+F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0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Y+FYFY-FY</text:p>
          </table:table-cell>
          <table:table-cell office:value-type="string">
            <text:p>Y -&gt; FX-FXFX+FX</text:p>
          </table:table-cell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&amp;amp;Fractal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FX+FXFY-FY-FY-</text:p>
          </table:table-cell>
          <table:table-cell office:value-type="string">
            <text:p>Y -&gt; +FX+FX+FXFY-FY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Moor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-X-X-X-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X-FX+FY+FY+FX-FX</text:p>
          </table:table-cell>
          <table:table-cell office:value-type="string">
            <text:p>Y -&gt; FY+FY-FX-FX-FY+FY+FY</text:p>
          </table:table-cell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ant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-F++F+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L--F--L--F</text:p>
          </table:table-cell>
          <table:table-cell office:value-type="string">
            <text:p>Rules: </text:p>
          </table:table-cell>
          <table:table-cell office:value-type="string">
            <text:p>L -&gt; +R-F-R+</text:p>
          </table:table-cell>
          <table:table-cell office:value-type="string">
            <text:p>R -&gt; -L+F+L-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lliam McWorter &lt;a href="http://www.nahee.com/spanky/pub/fractals/lsystems/mcworter.l"&gt;Sier&amp;pi;nsk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X -&gt; F-F-F+F+FX++F-F-F+F+FX--F-F-F+F+FX</text:p>
          </table:table-cell>
          <table:table-cell office:value-type="string">
            <text:p>F -&gt; 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lliam McWorter &lt;a href="http://www.nahee.com/spanky/pub/fractals/lsystems/mcworter.l"&gt;Tiling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+++F</text:p>
          </table:table-cell>
          <table:table-cell office:value-type="string">
            <text:p>Rule:</text:p>
          </table:table-cell>
          <table:table-cell office:value-type="string">
            <text:p>F -&gt; F+F+F++++F+F+F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thony Hanmer &lt;a href="http://www.nahee.com/spanky/pub/fractals/lsystems/horizons.l"&gt;ADH231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++F-F-F-F</text:p>
          </table:table-cell>
          <table:table-cell office:value-type="string">
            <text:p>Rule:</text:p>
          </table:table-cell>
          <table:table-cell office:value-type="string">
            <text:p>F -&gt; F+F++F+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Anthony Hanmer &lt;a href="http://www.nahee.com/spanky/pub/fractals/lsystems/horizons.l"&gt;ADH256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+F++F+++F--F--F</text:p>
          </table:table-cell>
          <table:table-cell office:value-type="string">
            <text:p>Rule:</text:p>
          </table:table-cell>
          <table:table-cell office:value-type="string">
            <text:p>F -&gt; FF++F++F++FF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thony Hanmer &lt;a href="http://www.nahee.com/spanky/pub/fractals/lsystems/horizons.l"&gt;ADH258a <text:s/>&lt;/a&gt;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9">11/29/2024</text:date>, <text:time>14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eeks</meta:initial-creator>
    <meta:creation-date>2024-11-25T18:17:24</meta:creation-date>
    <dc:date>2024-11-29T14:33:11</dc:date>
    <dc:creator>Daniel Weeks</dc:creator>
    <meta:editing-duration>P3DT20H15M11S</meta:editing-duration>
    <meta:editing-cycles>12</meta:editing-cycles>
    <meta:generator>OpenOffice/4.1.13$Unix OpenOffice.org_project/4113m1$Build-9810</meta:generator>
    <meta:document-statistic meta:table-count="4" meta:cell-count="267" meta:object-count="0"/>
  </office:meta>
</office:document-meta>
</file>